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solid" svg:stroke-width="0.026cm" svg:stroke-color="#000000" draw:textarea-horizontal-align="center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draw:stroke="dash" draw:stroke-dash="Line_20_Style_20_14" svg:stroke-width="0.33cm" svg:stroke-color="#83caff" draw:marker-start-width="0.654cm" draw:marker-end-width="0.654cm" draw:textarea-horizontal-align="center" draw:textarea-vertical-align="middle" fo:padding-top="0.288cm" fo:padding-bottom="0.288cm" fo:padding-left="0.413cm" fo:padding-right="0.413cm"/>
    </style:style>
    <style:style style:name="gr4" style:family="graphic" style:parent-style-name="standard">
      <style:graphic-properties draw:stroke="solid" svg:stroke-width="0.026cm" svg:stroke-color="#ff0000" draw:textarea-horizontal-align="center" draw:textarea-vertical-align="middle" fo:padding-top="0.138cm" fo:padding-bottom="0.138cm" fo:padding-left="0.263cm" fo:padding-right="0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3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gr8" style:family="graphic" style:parent-style-name="standard">
      <style:graphic-properties draw:stroke="solid" svg:stroke-width="0.026cm" svg:stroke-color="#008000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solid" svg:stroke-width="0.026cm" svg:stroke-color="#000080" draw:textarea-horizontal-align="center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737cm"/>
    </style:style>
    <style:style style:name="gr13" style:family="graphic" style:parent-style-name="standard">
      <style:graphic-properties draw:stroke="none" svg:stroke-color="#000000" draw:fill="none" draw:fill-color="#ffffff" fo:min-height="0.788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77cm"/>
    </style:style>
    <style:style style:name="gr17" style:family="graphic" style:parent-style-name="standard">
      <style:graphic-properties draw:stroke="none" svg:stroke-color="#000000" draw:fill="none" draw:fill-color="#ffffff" fo:min-height="1.016cm"/>
    </style:style>
    <style:style style:name="gr18" style:family="graphic" style:parent-style-name="standard">
      <style:graphic-properties draw:stroke="none" svg:stroke-color="#000000" draw:fill="none" draw:fill-color="#ffffff" fo:min-height="0.889cm"/>
    </style:style>
    <style:style style:name="gr19" style:family="graphic" style:parent-style-name="measure">
      <style:graphic-properties draw:textarea-vertical-align="middle"/>
    </style:style>
    <style:style style:name="gr20" style:family="graphic" style:parent-style-name="measure">
      <style:graphic-properties draw:textarea-vertical-align="middle" draw:line-distance="0.851cm"/>
    </style:style>
    <style:style style:name="gr21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color="#008000"/>
    </style:style>
    <style:style style:name="P5" style:family="paragraph">
      <style:text-properties fo:color="#000080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color="#ff0000"/>
    </style:style>
    <style:style style:name="P8" style:family="paragraph"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position="super 58%"/>
    </style:style>
    <style:style style:name="T3" style:family="text">
      <style:text-properties fo:color="#000000" fo:font-size="48pt" style:font-size-asian="48pt" style:font-size-complex="48pt"/>
    </style:style>
    <style:style style:name="T4" style:family="text">
      <style:text-properties fo:color="#008000" style:text-position="super 58%" fo:font-size="26pt" style:font-size-asian="26pt" style:font-size-complex="26pt"/>
    </style:style>
    <style:style style:name="T5" style:family="text">
      <style:text-properties fo:color="#008000" fo:font-size="26pt" style:font-size-asian="26pt" style:font-size-complex="26pt"/>
    </style:style>
    <style:style style:name="T6" style:family="text">
      <style:text-properties fo:color="#000080" fo:font-size="32pt" style:font-size-asian="32pt" style:font-size-complex="32pt"/>
    </style:style>
    <style:style style:name="T7" style:family="text">
      <style:text-properties fo:color="#000080" style:text-position="super 58%" fo:font-size="32pt" style:font-size-asian="32pt" style:font-size-complex="32pt"/>
    </style:style>
    <style:style style:name="T8" style:family="text">
      <style:text-properties style:text-position="sub 58%"/>
    </style:style>
    <style:style style:name="T9" style:family="text">
      <style:text-properties fo:color="#cc0000" fo:font-family="Arial" style:font-family-generic="roman" style:font-pitch="variable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10" style:family="text">
      <style:text-properties fo:color="#ff0000"/>
    </style:style>
    <style:style style:name="T11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5.859cm" svg:x2="20cm" svg:y2="15.859cm">
          <text:p/>
        </draw:line>
        <draw:line draw:style-name="gr1" draw:text-style-name="P1" draw:layer="layout" svg:x1="1cm" svg:y1="15.986cm" svg:x2="1cm" svg:y2="1cm">
          <text:p/>
        </draw:line>
        <draw:circle draw:style-name="gr2" draw:text-style-name="P1" draw:layer="layout" svg:width="24cm" svg:height="24cm" svg:x="-11cm" svg:y="3.9cm" draw:kind="arc" draw:start-angle="0" draw:end-angle="90">
          <text:p/>
        </draw:circle>
        <draw:ellipse draw:style-name="gr3" draw:text-style-name="P1" draw:layer="layout" svg:width="27.77cm" svg:height="27.657cm" svg:x="-12.8cm" svg:y="2.143cm" draw:kind="arc" draw:start-angle="0" draw:end-angle="90">
          <text:p/>
        </draw:ellipse>
        <draw:circle draw:style-name="gr2" draw:text-style-name="P1" draw:layer="layout" svg:width="12cm" svg:height="12cm" svg:x="-4.9cm" svg:y="10cm" draw:kind="arc" draw:start-angle="0" draw:end-angle="90">
          <text:p/>
        </draw:circle>
        <draw:circle draw:style-name="gr4" draw:text-style-name="P1" draw:layer="layout" svg:width="24.02cm" svg:height="24.02cm" svg:x="-11.01cm" svg:y="3.9cm" draw:kind="arc" draw:start-angle="0" draw:end-angle="90">
          <text:p/>
        </draw:circle>
        <draw:circle draw:style-name="gr4" draw:text-style-name="P1" draw:layer="layout" svg:width="25.2cm" svg:height="25.2cm" svg:x="-11.6cm" svg:y="3.3cm" draw:kind="arc" draw:start-angle="0" draw:end-angle="90">
          <text:p/>
        </draw:circle>
        <draw:circle draw:style-name="gr4" draw:text-style-name="P1" draw:layer="layout" svg:width="26.4cm" svg:height="26.4cm" svg:x="-12.2cm" svg:y="2.7cm" draw:kind="arc" draw:start-angle="0" draw:end-angle="90">
          <text:p/>
        </draw:circle>
        <draw:frame draw:style-name="gr5" draw:text-style-name="P2" draw:layer="layout" svg:width="2.796cm" svg:height="0.962cm" svg:x="17.507cm" svg:y="15.867cm">
          <draw:text-box>
            <text:p><text:span text:style-name="T1">Ox(mm)</text:span></text:p>
          </draw:text-box>
        </draw:frame>
        <draw:frame draw:style-name="gr5" draw:text-style-name="P2" draw:layer="layout" svg:width="2.894cm" svg:height="1.673cm" svg:x="6.569cm" svg:y="15.867cm">
          <draw:text-box>
            <text:p><text:span text:style-name="T1">30</text:span></text:p>
            <text:p><text:span text:style-name="T1">Cathode</text:span></text:p>
          </draw:text-box>
        </draw:frame>
        <draw:frame draw:style-name="gr5" draw:text-style-name="P2" draw:layer="layout" svg:width="1.205cm" svg:height="0.962cm" svg:x="12.465cm" svg:y="15.767cm">
          <draw:text-box>
            <text:p><text:span text:style-name="T1">60</text:span></text:p>
          </draw:text-box>
        </draw:frame>
        <draw:frame draw:style-name="gr5" draw:text-style-name="P2" draw:layer="layout" svg:width="1.205cm" svg:height="0.962cm" svg:x="14.243cm" svg:y="15.767cm">
          <draw:text-box>
            <text:p><text:span text:style-name="T1">69</text:span></text:p>
          </draw:text-box>
        </draw:frame>
        <draw:frame draw:style-name="gr6" draw:text-style-name="P2" draw:layer="layout" svg:width="5.167cm" svg:height="0.986cm" svg:x="14.833cm" svg:y="10.936cm">
          <draw:text-box>
            <text:p><text:span text:style-name="T1">3</text:span><text:span text:style-name="T2">rd</text:span><text:span text:style-name="T1"> GEM (66mm)</text:span></text:p>
          </draw:text-box>
        </draw:frame>
        <draw:frame draw:style-name="gr7" draw:text-style-name="P3" draw:layer="layout" svg:width="4.953cm" svg:height="1.673cm" svg:x="13.992cm" svg:y="7.909cm">
          <draw:text-box>
            <text:p text:style-name="P1"><text:span text:style-name="T1">Readout pads (3200)</text:span></text:p>
          </draw:text-box>
        </draw:frame>
        <draw:circle draw:style-name="gr8" draw:text-style-name="P1" draw:layer="layout" svg:width="16cm" svg:height="16cm" svg:x="-16cm" svg:y="-8cm" draw:kind="arc" draw:start-angle="360" draw:end-angle="630">
          <text:p/>
        </draw:circle>
        <draw:circle draw:style-name="gr9" draw:text-style-name="P1" draw:layer="layout" svg:width="0.02cm" svg:height="0.02cm" svg:x="0cm" svg:y="0cm">
          <text:p/>
        </draw:circle>
        <draw:circle draw:style-name="gr9" draw:text-style-name="P1" draw:layer="layout" svg:width="0.3cm" svg:height="0.3cm" svg:x="8.5cm" svg:y="10.2cm">
          <text:p/>
        </draw:circle>
        <draw:circle draw:style-name="gr9" draw:text-style-name="P1" draw:layer="layout" svg:width="0.3cm" svg:height="0.3cm" svg:x="9.399cm" svg:y="9.999cm">
          <text:p/>
        </draw:circle>
        <draw:circle draw:style-name="gr9" draw:text-style-name="P1" draw:layer="layout" svg:width="0.3cm" svg:height="0.3cm" svg:x="10.299cm" svg:y="9.899cm">
          <text:p/>
        </draw:circle>
        <draw:circle draw:style-name="gr9" draw:text-style-name="P1" draw:layer="layout" svg:width="0.3cm" svg:height="0.3cm" svg:x="5.799cm" svg:y="10.999cm">
          <text:p/>
        </draw:circle>
        <draw:ellipse draw:style-name="gr9" draw:text-style-name="P1" draw:layer="layout" svg:width="0.3cm" svg:height="0.27cm" svg:x="9.899cm" svg:y="9.999cm">
          <text:p/>
        </draw:ellipse>
        <draw:circle draw:style-name="gr9" draw:text-style-name="P1" draw:layer="layout" svg:width="0.3cm" svg:height="0.3cm" svg:x="8.999cm" svg:y="10.099cm">
          <text:p/>
        </draw:circle>
        <draw:circle draw:style-name="gr9" draw:text-style-name="P1" draw:layer="layout" svg:width="0.3cm" svg:height="0.3cm" svg:x="7.499cm" svg:y="10.399cm">
          <text:p/>
        </draw:circle>
        <draw:circle draw:style-name="gr9" draw:text-style-name="P1" draw:layer="layout" svg:width="0.3cm" svg:height="0.3cm" svg:x="7.998cm" svg:y="10.298cm">
          <text:p/>
        </draw:circle>
        <draw:circle draw:style-name="gr9" draw:text-style-name="P1" draw:layer="layout" svg:width="0.3cm" svg:height="0.3cm" svg:x="6.998cm" svg:y="10.598cm">
          <text:p/>
        </draw:circle>
        <draw:circle draw:style-name="gr9" draw:text-style-name="P1" draw:layer="layout" svg:width="0.3cm" svg:height="0.3cm" svg:x="6.398cm" svg:y="10.798cm">
          <text:p/>
        </draw:circle>
        <draw:ellipse draw:style-name="gr8" draw:text-style-name="P1" draw:layer="layout" svg:width="24.665cm" svg:height="12.31cm" svg:x="1.1cm" svg:y="9.89cm" draw:kind="arc" draw:start-angle="90" draw:end-angle="180">
          <text:p/>
        </draw:ellipse>
        <draw:circle draw:style-name="gr10" draw:text-style-name="P1" draw:layer="layout" svg:width="16cm" svg:height="16cm" svg:x="-5.328cm" svg:y="-1.9cm" draw:kind="arc" draw:start-angle="329.4" draw:end-angle="390">
          <text:p/>
        </draw:circle>
        <draw:circle draw:style-name="gr10" draw:text-style-name="P1" draw:layer="layout" svg:width="16cm" svg:height="16cm" svg:x="-7.341cm" svg:y="-1.413cm" draw:kind="arc" draw:start-angle="329.76" draw:end-angle="16.57">
          <text:p/>
        </draw:circle>
        <draw:ellipse draw:style-name="gr10" draw:text-style-name="P1" draw:layer="layout" svg:width="15.866cm" svg:height="15.881cm" svg:x="-6.641cm" svg:y="-1.494cm" draw:kind="arc" draw:start-angle="329.57" draw:end-angle="11.69">
          <text:p/>
        </draw:ellipse>
        <draw:circle draw:style-name="gr10" draw:text-style-name="P1" draw:layer="layout" svg:width="16cm" svg:height="16cm" svg:x="-6.241cm" svg:y="-1.713cm" draw:kind="arc" draw:start-angle="329.28" draw:end-angle="6.89">
          <text:p/>
        </draw:circle>
        <draw:circle draw:style-name="gr10" draw:text-style-name="P1" draw:layer="layout" svg:width="16cm" svg:height="16cm" svg:x="-5.841cm" svg:y="-1.713cm" draw:kind="arc" draw:start-angle="330" draw:end-angle="5.65">
          <text:p/>
        </draw:circle>
        <draw:circle draw:style-name="gr10" draw:text-style-name="P1" draw:layer="layout" svg:width="16cm" svg:height="16cm" svg:x="-7.841cm" svg:y="-1.213cm" draw:kind="arc" draw:start-angle="330" draw:end-angle="20.76">
          <text:p/>
        </draw:circle>
        <draw:circle draw:style-name="gr10" draw:text-style-name="P1" draw:layer="layout" svg:width="16cm" svg:height="16cm" svg:x="-4.541cm" svg:y="-1.913cm" draw:kind="arc" draw:start-angle="330.33" draw:end-angle="354.16">
          <text:p/>
        </draw:circle>
        <draw:circle draw:style-name="gr10" draw:text-style-name="P1" draw:layer="layout" svg:width="16cm" svg:height="16cm" svg:x="-4.941cm" svg:y="-1.813cm" draw:kind="arc" draw:start-angle="330" draw:end-angle="357.99">
          <text:p/>
        </draw:circle>
        <draw:circle draw:style-name="gr10" draw:text-style-name="P1" draw:layer="layout" svg:width="16cm" svg:height="16cm" svg:x="-8.454cm" svg:y="-1.026cm" draw:kind="arc" draw:start-angle="330" draw:end-angle="25.36">
          <text:p/>
        </draw:circle>
        <draw:circle draw:style-name="gr10" draw:text-style-name="P1" draw:layer="layout" svg:width="16cm" svg:height="16cm" svg:x="-9.054cm" svg:y="-0.826cm" draw:kind="arc" draw:start-angle="330" draw:end-angle="31.54">
          <text:p/>
        </draw:circle>
        <draw:line draw:style-name="gr1" draw:text-style-name="P1" draw:layer="layout" svg:x1="6.08cm" svg:y1="3.54cm" svg:x2="5.826cm" svg:y2="3.032cm">
          <text:p/>
        </draw:line>
        <draw:line draw:style-name="gr1" draw:text-style-name="P1" draw:layer="layout" svg:x1="6.969cm" svg:y1="3.921cm" svg:x2="6.715cm" svg:y2="3.413cm">
          <text:p/>
        </draw:line>
        <draw:line draw:style-name="gr11" draw:text-style-name="P1" draw:layer="layout" svg:x1="12.865cm" svg:y1="9.89cm" svg:x2="13.5cm" svg:y2="9.89cm">
          <text:p/>
        </draw:line>
        <draw:frame draw:style-name="gr5" draw:text-style-name="P2" draw:layer="layout" svg:width="1.162cm" svg:height="2.143cm" svg:x="0.5cm" svg:y="15.159cm">
          <draw:text-box>
            <text:p><text:span text:style-name="T3">*</text:span></text:p>
          </draw:text-box>
        </draw:frame>
        <draw:line draw:style-name="gr1" draw:text-style-name="P1" draw:layer="layout" svg:x1="14.97cm" svg:y1="11.541cm" svg:x2="13.473cm" svg:y2="11.585cm">
          <text:p/>
        </draw:line>
        <draw:line draw:style-name="gr1" draw:text-style-name="P1" draw:layer="layout" svg:x1="14.843cm" svg:y1="12.43cm" svg:x2="13.171cm" svg:y2="12.463cm">
          <text:p/>
        </draw:line>
        <draw:frame draw:style-name="gr12" draw:text-style-name="P2" draw:layer="layout" svg:width="5.538cm" svg:height="0.987cm" svg:x="14.916cm" svg:y="11.824cm">
          <draw:text-box>
            <text:p><text:span text:style-name="T1">2</text:span><text:span text:style-name="T2">nd</text:span><text:span text:style-name="T1"> GEM (63mm)</text:span></text:p>
          </draw:text-box>
        </draw:frame>
        <draw:line draw:style-name="gr1" draw:text-style-name="P1" draw:layer="layout" svg:x1="14.97cm" svg:y1="13.192cm" svg:x2="12.711cm" svg:y2="13.192cm">
          <text:p/>
        </draw:line>
        <draw:frame draw:style-name="gr12" draw:text-style-name="P2" draw:layer="layout" svg:width="5.284cm" svg:height="0.987cm" svg:x="14.893cm" svg:y="12.684cm">
          <draw:text-box>
            <text:p><text:span text:style-name="T1">1</text:span><text:span text:style-name="T2">st</text:span><text:span text:style-name="T1"> GEM (60mm)</text:span></text:p>
          </draw:text-box>
        </draw:frame>
        <draw:frame draw:style-name="gr5" draw:text-style-name="P4" draw:layer="layout" svg:width="1.975cm" svg:height="1.312cm" svg:x="1.162cm" svg:y="12.011cm">
          <draw:text-box>
            <text:p><text:span text:style-name="T4">4</text:span><text:span text:style-name="T5">He</text:span></text:p>
          </draw:text-box>
        </draw:frame>
        <draw:frame draw:style-name="gr5" draw:text-style-name="P5" draw:layer="layout" svg:width="1.349cm" svg:height="1.559cm" svg:x="5.672cm" svg:y="7.096cm">
          <draw:text-box>
            <text:p><text:span text:style-name="T6">e</text:span><text:span text:style-name="T7">-</text:span></text:p>
          </draw:text-box>
        </draw:frame>
        <draw:line draw:style-name="gr1" draw:text-style-name="P1" draw:layer="layout" svg:x1="7.731cm" svg:y1="4.302cm" svg:x2="7.604cm" svg:y2="3.921cm">
          <text:p/>
        </draw:line>
        <draw:line draw:style-name="gr1" draw:text-style-name="P1" draw:layer="layout" svg:x1="8.493cm" svg:y1="4.81cm" svg:x2="8.366cm" svg:y2="4.302cm">
          <text:p/>
        </draw:line>
        <draw:line draw:style-name="gr1" draw:text-style-name="P1" draw:layer="layout" svg:x1="9.128cm" svg:y1="5.318cm" svg:x2="9.001cm" svg:y2="4.683cm">
          <text:p/>
        </draw:line>
        <draw:line draw:style-name="gr1" draw:text-style-name="P1" draw:layer="layout" svg:x1="9.763cm" svg:y1="5.826cm" svg:x2="9.636cm" svg:y2="5.191cm">
          <text:p/>
        </draw:line>
        <draw:line draw:style-name="gr1" draw:text-style-name="P1" draw:layer="layout" svg:x1="10.144cm" svg:y1="6.08cm" svg:x2="10.144cm" svg:y2="5.572cm">
          <text:p/>
        </draw:line>
        <draw:line draw:style-name="gr1" draw:text-style-name="P1" draw:layer="layout" svg:x1="10.652cm" svg:y1="6.715cm" svg:x2="10.652cm" svg:y2="6.08cm">
          <text:p/>
        </draw:line>
        <draw:line draw:style-name="gr1" draw:text-style-name="P1" draw:layer="layout" svg:x1="11.033cm" svg:y1="6.869cm" svg:x2="11.033cm" svg:y2="6.488cm">
          <text:p/>
        </draw:line>
        <draw:line draw:style-name="gr1" draw:text-style-name="P1" draw:layer="layout" svg:x1="11.287cm" svg:y1="7.604cm" svg:x2="11.414cm" svg:y2="6.969cm">
          <text:p/>
        </draw:line>
        <draw:frame draw:style-name="gr13" draw:layer="background" svg:width="4.318cm" svg:height="1.038cm" svg:x="-0.138cm" svg:y="0.278cm">
          <draw:text-box>
            <text:p>Oy(mm)</text:p>
          </draw:text-box>
        </draw:frame>
        <draw:frame draw:style-name="gr14" draw:layer="layout" svg:width="2.894cm" svg:height="0.963cm" svg:x="11.737cm" svg:y="16.504cm">
          <draw:text-box>
            <text:p><text:span text:style-name="T1">Anode</text:span></text:p>
          </draw:text-box>
        </draw:frame>
        <draw:circle draw:style-name="gr2" draw:text-style-name="P1" draw:layer="layout" svg:width="1.2cm" svg:height="1.2cm" svg:x="0.4cm" svg:y="15.3cm" draw:kind="arc" draw:start-angle="0" draw:end-angle="90">
          <text:p/>
        </draw:circle>
        <draw:frame draw:style-name="gr5" draw:layer="layout" svg:width="0.853cm" svg:height="0.962cm" svg:x="1.262cm" svg:y="15.713cm">
          <draw:text-box>
            <text:p>3</text:p>
          </draw:text-box>
        </draw:frame>
        <draw:custom-shape draw:style-name="gr15" draw:text-style-name="P1" draw:layer="layout" svg:width="2.286cm" svg:height="1.016cm" svg:x="5.688cm" svg:y="1.581cm">
          <text:p text:style-name="P1">TDC<text:span text:style-name="T8">max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6cm" svg:height="1.016cm" svg:x="11.788cm" svg:y="5.681cm">
          <text:p text:style-name="P1">TDC<text:span text:style-name="T8">mi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683cm" svg:y1="5.445cm" svg:x2="6.948cm" svg:y2="5.969cm">
          <text:p/>
        </draw:line>
        <draw:line draw:style-name="gr1" draw:text-style-name="P1" draw:layer="layout" svg:x1="4.694cm" svg:y1="5.38cm" svg:x2="7.477cm" svg:y2="6.588cm">
          <text:p/>
        </draw:line>
        <draw:line draw:style-name="gr1" draw:text-style-name="P1" draw:layer="layout" svg:x1="4.694cm" svg:y1="5.38cm" svg:x2="8.112cm" svg:y2="7.604cm">
          <text:p/>
        </draw:line>
        <draw:frame draw:style-name="gr16" draw:text-style-name="P6" draw:layer="layout" svg:width="5.624cm" svg:height="1.427cm" svg:x="1.4cm" svg:y="4.82cm">
          <draw:text-box>
            <text:p><text:span text:style-name="T9">Drift Paths</text:span></text:p>
          </draw:text-box>
        </draw:frame>
        <draw:line draw:style-name="gr1" draw:text-style-name="P1" draw:layer="layout" svg:x1="14.463cm" svg:y1="8.619cm" svg:x2="13.319cm" svg:y2="8.874cm">
          <text:p/>
        </draw:line>
        <draw:frame draw:style-name="gr17" draw:text-style-name="P7" draw:layer="layout" svg:width="4.572cm" svg:height="1.266cm" svg:x="11.323cm" svg:y="2.87cm">
          <draw:text-box>
            <text:p><text:span text:style-name="T10">(TDCs, ADCs)</text:span></text:p>
          </draw:text-box>
        </draw:frame>
        <draw:line draw:style-name="gr1" draw:text-style-name="P1" draw:layer="layout" svg:x1="8.747cm" svg:y1="4.175cm" svg:x2="11.414cm" svg:y2="3.413cm">
          <text:p/>
        </draw:line>
        <draw:line draw:style-name="gr1" draw:text-style-name="P1" draw:layer="layout" svg:x1="8.112cm" svg:y1="3.794cm" svg:x2="11.414cm" svg:y2="3.392cm">
          <text:p/>
        </draw:line>
        <draw:line draw:style-name="gr1" draw:text-style-name="P1" draw:layer="layout" svg:x1="9.636cm" svg:y1="4.81cm" svg:x2="11.287cm" svg:y2="3.667cm">
          <text:p/>
        </draw:line>
        <draw:frame draw:style-name="gr18" draw:text-style-name="P8" draw:layer="layout" svg:width="3.556cm" svg:height="1.139cm" svg:x="8.331cm" svg:y="2.689cm">
          <draw:text-box>
            <text:p><text:span text:style-name="T11">Output</text:span></text:p>
          </draw:text-box>
        </draw:frame>
        <draw:measure draw:style-name="gr19" draw:text-style-name="P1" draw:layer="layout" svg:x1="11.498cm" svg:y1="10.097cm" svg:x2="10.355cm" svg:y2="10.097cm">
          <text:p/>
        </draw:measure>
        <draw:measure draw:style-name="gr20" draw:text-style-name="P1" draw:layer="layout" svg:x1="5.094cm" svg:y1="11.467cm" svg:x2="5.899cm" svg:y2="11.16cm">
          <text:p/>
        </draw:measure>
        <draw:frame draw:style-name="gr21" draw:layer="layout" svg:width="2.032cm" svg:height="1.012cm" draw:transform="rotate (0.469668101711674) translate (3.956cm 10.124cm)">
          <draw:text-box>
            <text:p>sdist</text:p>
          </draw:text-box>
        </draw:frame>
        <draw:frame draw:style-name="gr21" draw:layer="layout" svg:width="2.032cm" svg:height="1.012cm" draw:transform="rotate (-0.0493928178314394) translate (10.095cm 10.96cm)">
          <draw:text-box>
            <text:p>edi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Style_20_14" draw:display-name="Line Style 14" draw:style="rect" draw:dots1="1" draw:dots1-length="0.457cm" draw:dots2="1" draw:dots2-length="0.457cm" draw:distance="0.1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03cm" draw:marker-start-center="false" draw:marker-end-width="0.203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8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ttawy-l </meta:initial-creator>
    <meta:creation-date>2013-02-20T21:25:41</meta:creation-date>
    <dc:date>2015-05-19T11:17:38</dc:date>
    <dc:creator>Mohammad Hattawy</dc:creator>
    <meta:editing-duration>PT7H40M15S</meta:editing-duration>
    <meta:editing-cycles>27</meta:editing-cycles>
    <meta:generator>LibreOffice/3.5$Linux_X86_64 LibreOffice_project/350m1$Build-2</meta:generator>
    <meta:document-statistic meta:object-count="76"/>
  </office:meta>
</office:document-meta>
</file>